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application/x-openoffice-gdimetafile;windows_formatname=&quot;GDIMetaFile&quot;" manifest:full-path="Object 8/ObjectReplacements/Object 3"/>
  <manifest:file-entry manifest:media-type="application/x-openoffice-gdimetafile;windows_formatname=&quot;GDIMetaFile&quot;" manifest:full-path="Object 8/ObjectReplacements/Object 4"/>
  <manifest:file-entry manifest:media-type="" manifest:full-path="Object 8/ObjectReplacements/"/>
  <manifest:file-entry manifest:media-type="text/xml" manifest:full-path="Object 8/content.xml"/>
  <manifest:file-entry manifest:media-type="text/xml" manifest:full-path="Object 8/styles.xml"/>
  <manifest:file-entry manifest:media-type="text/xml" manifest:full-path="Object 8/Object 3/content.xml"/>
  <manifest:file-entry manifest:media-type="text/xml" manifest:full-path="Object 8/Object 3/settings.xml"/>
  <manifest:file-entry manifest:media-type="application/vnd.oasis.opendocument.formula" manifest:full-path="Object 8/Object 3/"/>
  <manifest:file-entry manifest:media-type="text/xml" manifest:full-path="Object 8/Object 4/content.xml"/>
  <manifest:file-entry manifest:media-type="text/xml" manifest:full-path="Object 8/Object 4/settings.xml"/>
  <manifest:file-entry manifest:media-type="application/vnd.oasis.opendocument.formula" manifest:full-path="Object 8/Object 4/"/>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style="italic" style:font-style-asian="italic" style:font-style-complex="italic"/>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paragraph-properties fo:text-align="start" style:justify-single-word="false"/>
    </style:style>
    <style:style style:name="P7" style:family="paragraph" style:parent-style-name="Standard">
      <style:text-properties fo:font-style="normal" style:font-style-asian="normal" style:font-style-complex="normal"/>
    </style:style>
    <style:style style:name="P8" style:family="paragraph" style:parent-style-name="Preformatted_20_Text">
      <style:text-properties style:font-name="Liberation Serif" fo:font-size="12pt" style:font-size-asian="12pt" style:font-size-complex="12pt"/>
    </style:style>
    <style:style style:name="P9" style:family="paragraph" style:parent-style-name="Standard">
      <style:paragraph-properties style:writing-mode="lr-tb"/>
    </style:style>
    <style:style style:name="P10"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center" style:justify-single-word="false" style:writing-mode="lr-tb"/>
      <style:text-properties fo:font-style="normal" fo:font-weight="normal" style:font-style-asian="normal" style:font-weight-asian="normal" style:font-style-complex="normal" style:font-weight-complex="normal"/>
    </style:style>
    <style:style style:name="P12" style:family="paragraph" style:parent-style-name="Standard">
      <style:paragraph-properties style:writing-mode="lr-tb"/>
      <style:text-properties fo:font-style="italic" fo:font-weight="normal" style:font-style-asian="italic" style:font-weight-asian="normal" style:font-style-complex="italic" style:font-weight-complex="normal"/>
    </style:style>
    <style:style style:name="P13" style:family="paragraph" style:parent-style-name="Standard">
      <style:paragraph-properties fo:text-align="start" style:justify-single-word="false" style:writing-mode="lr-tb"/>
    </style:style>
    <style:style style:name="P14" style:family="paragraph" style:parent-style-name="Standard">
      <style:paragraph-properties style:writing-mode="lr-tb"/>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style:writing-mode="lr-tb"/>
      <style:text-properties style:font-name="Liberation Serif" fo:font-style="normal" fo:font-weight="normal" style:font-style-asian="normal" style:font-weight-asian="normal" style:font-style-complex="normal" style:font-weight-complex="normal"/>
    </style:style>
    <style:style style:name="P16" style:family="paragraph" style:parent-style-name="Standard">
      <style:paragraph-properties fo:text-align="center" style:justify-single-word="false" style:writing-mode="lr-tb"/>
    </style:style>
    <style:style style:name="P17" style:family="paragraph" style:parent-style-name="Standard">
      <style:paragraph-properties style:writing-mode="lr-tb"/>
      <style:text-properties fo:font-style="normal" fo:font-weight="normal" style:font-style-asian="normal" style:font-weight-asian="normal" style:font-style-complex="normal" style:font-weight-complex="normal"/>
    </style:style>
    <style:style style:name="P18" style:family="paragraph" style:parent-style-name="Standard">
      <style:paragraph-properties style:writing-mode="lr-tb"/>
      <style:text-properties fo:font-style="italic" fo:font-weight="bold" style:font-style-asian="italic" style:font-weight-asian="bold" style:font-style-complex="italic"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start" style:justify-single-word="false"/>
    </style:style>
    <style:style style:name="P21" style:family="paragraph" style:parent-style-name="Standard">
      <style:text-properties fo:font-style="italic" style:font-style-asian="italic" style:font-style-complex="italic"/>
    </style:style>
    <style:style style:name="P22" style:family="paragraph" style:parent-style-name="Standard">
      <style:paragraph-properties fo:text-align="center" style:justify-single-word="false"/>
      <style:text-properties fo:font-style="italic" style:font-style-asian="italic" style:font-style-complex="italic"/>
    </style:style>
    <style:style style:name="P23" style:family="paragraph" style:parent-style-name="Standard">
      <style:paragraph-properties fo:text-align="center" style:justify-single-word="false"/>
      <style:text-properties fo:font-style="normal" style:font-style-asian="normal" style:font-style-complex="normal"/>
    </style:style>
    <style:style style:name="P24"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b 58%" style:font-name="Liberation Serif"/>
    </style:style>
    <style:style style:name="T5" style:family="text">
      <style:text-properties style:text-position="sub 58%" style:font-name="Liberation Serif" fo:font-style="normal" fo:font-weight="normal" style:font-style-asian="normal" style:font-weight-asian="normal" style:font-style-complex="normal" style:font-weight-complex="normal"/>
    </style:style>
    <style:style style:name="T6" style:family="text">
      <style:text-properties style:font-name="Liberation Serif"/>
    </style:style>
    <style:style style:name="T7" style:family="text">
      <style:text-properties style:font-name="Liberation Serif" fo:font-style="italic" style:font-style-asian="italic" style:font-style-complex="italic"/>
    </style:style>
    <style:style style:name="T8" style:family="text">
      <style:text-properties style:font-name="Liberation Serif" fo:font-style="normal" fo:font-weight="normal" style:font-style-asian="normal" style:font-weight-asian="normal" style:font-style-complex="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style:text-position="super 58%"/>
    </style:style>
    <style:style style:name="T12" style:family="text">
      <style:text-properties style:text-position="super 58%" style:font-name="Liberation Serif"/>
    </style:style>
    <style:style style:name="T13" style:family="text">
      <style:text-properties style:text-position="super 58%" style:font-name="Liberation Serif" fo:font-style="normal" fo:font-weight="normal" style:font-style-asian="normal" style:font-weight-asian="normal" style:font-style-complex="normal" style:font-weight-complex="normal"/>
    </style:style>
    <style:style style:name="T14" style:family="text">
      <style:text-properties style:text-position="0% 100%"/>
    </style:style>
    <style:style style:name="T15" style:family="text">
      <style:text-properties style:text-position="0% 100%" style:font-name="Liberation Serif" fo:font-style="normal" fo:font-weight="normal" style:font-style-asian="normal" style:font-weight-asian="normal" style:font-style-complex="normal"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2pt" fo:font-weight="bold" style:font-size-asian="12pt" style:font-size-complex="12pt"/>
    </style:style>
    <style:style style:name="T19"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Frame">
      <style:graphic-properties fo:margin-top="0in" fo:margin-bottom="0in" style:vertical-pos="middle" style:vertical-rel="text" style:horizontal-pos="from-left" style:horizontal-rel="paragraph-content" fo:padding="0in" fo:border="none"/>
    </style:style>
    <style:style style:name="fr2" style:family="graphic" style:parent-style-name="Frame">
      <style:graphic-properties fo:margin-top="0in" fo:margin-bottom="0in"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6"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hadow="none"/>
    </style:style>
    <style:style style:name="fr7" style:family="graphic" style:parent-style-name="Frame">
      <style:graphic-properties fo:margin-top="0in" fo:margin-bottom="0in" style:vertical-pos="middle" style:vertical-rel="text" style:horizontal-pos="from-left" style:horizontal-rel="paragraph-content" fo:padding="0in" fo:border="none" style:shadow="none"/>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fr14" style:family="graphic" style:parent-style-name="Formula">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gr1" style:family="graphic">
      <style:graphic-properties draw:marker-start-width="0.0598in" draw:marker-end="Arrow"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start="Arrow" draw:marker-start-width="0.0799in" draw:marker-end="" draw:marker-end-width="0.0799in" draw:textarea-horizontal-align="center" draw:textarea-vertical-align="middle" style:run-through="foreground" style:wrap="run-through" style:number-wrapped-paragraphs="no-limit" style:vertical-pos="from-top" style:vertical-rel="paragraph" style:horizontal-pos="from-left" style:horizontal-rel="paragraph"/>
    </style: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Figure"/>
      </text:sequence-decls>
      <text:p text:style-name="P2">Growth and selection in TFN model</text:p>
      <text:p text:style-name="Standard">Alex Lancaster</text:p>
      <text:p text:style-name="Standard"><text:date style:data-style-name="N80" text:date-value="2008-07-21T04:49:12">21. Jul. 2008</text:date></text:p>
      <text:p text:style-name="Standard"/>
      <text:p text:style-name="P3">Growth</text:p>
      <text:p text:style-name="Standard"/>
      <text:p text:style-name="Standard">Cell size will be explicitly modeled and tracked during development. In <text:span text:style-name="T1">S. cerevisiae</text:span> cell growth is exponential, and cells initiate DNA replication leading to asymmetric division by budding when they reach a certain size. <text:s/>During the growth phase the cell size, <text:span text:style-name="T1">Y</text:span>, at arbitrary time t is given by the solution to the differential equation</text:p>
      <text:p text:style-name="Standard"/>
      <text:p text:style-name="P4"><draw:frame draw:style-name="fr1" draw:name="Frame5" text:anchor-type="as-char" svg:width="1.1638in" draw:z-index="22"><draw:text-box fo:min-height="0.4283in"><text:p text:style-name="Equation"><draw:frame draw:style-name="fr10" draw:name="Object1" text:anchor-type="paragraph" svg:x="0in" svg:y="0in" svg:width="1.1984in" style:rel-width="100%" svg:height="0.1917in" style:rel-height="scale" draw:z-index="23"><draw:object xlink:href="./Object 2" xlink:type="simple" xlink:show="embed" xlink:actuate="onLoad"/><draw:image xlink:href="./ObjectReplacements/Object 2" xlink:type="simple" xlink:show="embed" xlink:actuate="onLoad"/></draw:frame>Equation <text:sequence text:ref-name="refEquation0" text:name="Equation" text:formula="ooow:Equation+1" style:num-format="1">1</text:sequence>: </text:p></draw:text-box></draw:frame></text:p>
      <text:p text:style-name="Standard"/>
      <text:p text:style-name="Standard">where <text:span text:style-name="T1">g(t)</text:span> is the instantaneous growth rate at time <text:span text:style-name="T1">t</text:span>.</text:p>
      <text:p text:style-name="P5"/>
      <text:p text:style-name="P3">Selection</text:p>
      <text:p text:style-name="Standard"/>
      <text:p text:style-name="Standard">To capture selection, we model the cell’s exponential growth rate (given above as <text:span text:style-name="T1">g</text:span>) as a function of the protein concentrations <text:span text:style-name="T1">L</text:span><text:span text:style-name="T3">i</text:span>. <text:s/>Initially we will focus on selection operating on a single protein concentration <text:span text:style-name="T1">L</text:span>, but this can be extended to selection on the entire set of protein concentrations.</text:p>
      <text:p text:style-name="Standard"/>
      <text:p text:style-name="Standard">We model selection on one gene where the gene product <text:span text:style-name="T1">L</text:span> can only function when it forms a heterodimer with another gene product, <text:span text:style-name="T1">M</text:span>, as in <text:sequence-ref text:reference-format="category-and-value" text:ref-name="refEquation9">Equation 2</text:sequence-ref>. <text:s/>We assume that growth rate is a function of the equilibrium concentration of the dimer LM. <text:s/>We also assume that growth rates are reduced because of a small, constant cost of translation per protein molecule.</text:p>
      <text:p text:style-name="Standard"/>
      <text:p text:style-name="P3">Benefits of increased production of L</text:p>
      <text:p text:style-name="Standard"/>
      <text:p text:style-name="Standard">The production of the dimer follows the following reaction</text:p>
      <text:p text:style-name="P4"/>
      <text:p text:style-name="P22"><text:s text:c="5"/>k<text:span text:style-name="T2">1</text:span></text:p>
      <text:p text:style-name="P22"><draw:line text:anchor-type="paragraph" draw:z-index="39" draw:style-name="gr1" draw:text-style-name="P24" svg:x1="3.4827in" svg:y1="0.0693in" svg:x2="3.6827in" svg:y2="0.0693in"><text:p/></draw:line><draw:line text:anchor-type="paragraph" draw:z-index="40" draw:style-name="gr2" draw:text-style-name="P24" svg:x1="3.4575in" svg:y1="0.1654in" svg:x2="3.6575in" svg:y2="0.1654in"><text:p/></draw:line>L + M <text:s text:c="7"/>LM</text:p>
      <text:p text:style-name="P22"><text:s text:c="6"/>k<text:span text:style-name="T2">-1</text:span></text:p>
      <text:p text:style-name="P4"><draw:frame draw:style-name="fr7" draw:name="Frame17" text:anchor-type="as-char" svg:width="1.8791in" draw:z-index="28"><draw:text-box fo:min-height="0.3035in"><text:p text:style-name="Equation">Equation <text:sequence text:ref-name="refEquation9" text:name="Equation" text:formula="ooow:Equation+1" style:num-format="1">2</text:sequence>.: </text:p></draw:text-box></draw:frame></text:p>
      <text:p text:style-name="P6"/>
      <text:p text:style-name="P6">This reaction is captured by the following system of differential equations where [L'], [M], [LM] are the concentrations of free gene product L, free gene product M, and dimer LM, respectively.</text:p>
      <text:p text:style-name="Standard"/>
      <text:p text:style-name="P4"><draw:frame draw:style-name="fr7" draw:name="Frame18" text:anchor-type="as-char" svg:width="1.9957in" draw:z-index="29"><draw:text-box fo:min-height="0.9264in"><text:p text:style-name="Equation"><draw:frame draw:style-name="fr14" draw:name="Object12" text:anchor-type="paragraph" svg:x="0.0016in" svg:y="0.0008in" svg:width="2.1839in" style:rel-width="100%" svg:height="1.2102in" style:rel-height="scale" draw:z-index="30"><draw:object xlink:href="./Object 12" xlink:type="simple" xlink:show="embed" xlink:actuate="onLoad"/><draw:image xlink:href="./ObjectReplacements/Object 12" xlink:type="simple" xlink:show="embed" xlink:actuate="onLoad"/></draw:frame>Equation <text:sequence text:ref-name="refEquation10" text:name="Equation" text:formula="ooow:Equation+1" style:num-format="1">3</text:sequence>.: </text:p></draw:text-box></draw:frame></text:p>
      <text:p text:style-name="Standard"><text:soft-page-break/></text:p>
      <text:p text:style-name="Standard">The total amount of gene product L and M remains constant, thus L=[L']+[LM] and M<text:span text:style-name="T2">0</text:span>=[M]+[LM] <text:s/>This allows us to rewrite <text:s/><text:sequence-ref text:reference-format="category-and-value" text:ref-name="refEquation10">Equation 3</text:sequence-ref> <text:s/>as </text:p>
      <text:p text:style-name="Standard"/>
      <text:p text:style-name="P4"><draw:frame draw:style-name="fr7" draw:name="Frame19" text:anchor-type="as-char" svg:width="4.4055in" draw:z-index="31"><draw:text-box fo:min-height="0.7846in"><text:p text:style-name="Equation"><draw:frame draw:style-name="fr14" draw:name="Object13" text:anchor-type="paragraph" svg:x="0.0016in" svg:y="0.0008in" svg:width="4.8673in" style:rel-width="100%" svg:height="0.8063in" style:rel-height="scale" draw:z-index="32"><draw:object xlink:href="./Object 13" xlink:type="simple" xlink:show="embed" xlink:actuate="onLoad"/><draw:image xlink:href="./ObjectReplacements/Object 13" xlink:type="simple" xlink:show="embed" xlink:actuate="onLoad"/></draw:frame>Equation <text:sequence text:ref-name="refEquation11" text:name="Equation" text:formula="ooow:Equation+1" style:num-format="1">4</text:sequence>.: </text:p></draw:text-box></draw:frame></text:p>
      <text:p text:style-name="Standard"/>
      <text:p text:style-name="Standard">If we assume that the growth rate of the cell is proportional to the concentration of the dimer at equilibrium , we obtain the physically relevant equilibrium concentration of the dimer by setting d[LM]/dt = 0 and defining K<text:span text:style-name="T2">m</text:span> = k<text:span text:style-name="T2">-1</text:span>/k<text:span text:style-name="T2">1</text:span>.</text:p>
      <text:p text:style-name="Standard"/>
      <text:p text:style-name="P16"><draw:frame draw:style-name="fr7" draw:name="Frame20" text:anchor-type="as-char" svg:width="3.6217in" draw:z-index="33"><draw:text-box fo:min-height="0.7402in"><text:p text:style-name="Equation"><draw:frame draw:style-name="fr14" draw:name="Object14" text:anchor-type="paragraph" svg:x="0.0016in" svg:y="0.0008in" svg:width="4.0339in" style:rel-width="100%" svg:height="0.3925in" style:rel-height="scale" draw:z-index="34"><draw:object xlink:href="./Object 14" xlink:type="simple" xlink:show="embed" xlink:actuate="onLoad"/><draw:image xlink:href="./ObjectReplacements/Object 14" xlink:type="simple" xlink:show="embed" xlink:actuate="onLoad"/></draw:frame>Equation <text:sequence text:ref-name="refEquation12" text:name="Equation" text:formula="ooow:Equation+1" style:num-format="1">5</text:sequence>.: </text:p></draw:text-box></draw:frame></text:p>
      <text:p text:style-name="Standard"/>
      <text:p text:style-name="Standard"><text:span text:style-name="T9">The dimer concentration is thus a non-linear function of </text:span><text:span text:style-name="T1">L</text:span><text:span text:style-name="T9">: increasing sharply from zero and eventually reaching a plateau. <text:s/></text:span></text:p>
      <text:p text:style-name="P3"/>
      <text:p text:style-name="P3">Cost of translation of L</text:p>
      <text:p text:style-name="P3"/>
      <text:p text:style-name="Standard">The production of the gene product L, however, has its own metabolic cost: it requires energy for its translation. We assume that the cost, in terms of reduction of growth rate, is a linear function of the current translation level which is the product of the gene translation rate <text:span text:style-name="T6">α</text:span> and the number of mRNA molecules, <text:span text:style-name="T1">s</text:span><text:span text:style-name="T3">mRNA</text:span><text:span text:style-name="T9"> . </text:span><text:span text:style-name="T1">h</text:span><text:span text:style-name="T9"> is the constant cost of translation. The reduction in growth rate is then given by </text:span><text:span text:style-name="T9"><text:sequence-ref text:reference-format="category-and-value" text:ref-name="refEquation13">Equation 6</text:sequence-ref></text:span></text:p>
      <text:p text:style-name="Standard"><text:span text:style-name="T9"/></text:p>
      <text:p text:style-name="P4"><text:span text:style-name="T9"><draw:frame draw:style-name="fr7" draw:name="Frame21" text:anchor-type="as-char" svg:width="1.139in" draw:z-index="35"><draw:text-box fo:min-height="0.3547in"><text:p text:style-name="Equation"><draw:frame draw:style-name="fr14" draw:name="Object15" text:anchor-type="paragraph" svg:x="0.0016in" svg:y="0.0008in" svg:width="0.9693in" style:rel-width="100%" svg:height="0.2083in" style:rel-height="scale" draw:z-index="36"><draw:object xlink:href="./Object 15" xlink:type="simple" xlink:show="embed" xlink:actuate="onLoad"/><draw:image xlink:href="./ObjectReplacements/Object 15" xlink:type="simple" xlink:show="embed" xlink:actuate="onLoad"/></draw:frame>Equation <text:sequence text:ref-name="refEquation13" text:name="Equation" text:formula="ooow:Equation+1" style:num-format="1">6</text:sequence>.: </text:p></draw:text-box></draw:frame></text:span></text:p>
      <text:p text:style-name="Standard"/>
      <text:p text:style-name="P3">Total growth rate function</text:p>
      <text:p text:style-name="P3"><text:span text:style-name="T9"/></text:p>
      <text:p text:style-name="Standard">We can thus sum <text:sequence-ref text:reference-format="category-and-value" text:ref-name="refEquation12">Equation 5</text:sequence-ref> and <text:sequence-ref text:reference-format="category-and-value" text:ref-name="refEquation13">Equation 6</text:sequence-ref> to obtain the total growth rate in <text:s/><text:sequence-ref text:reference-format="category-and-value" text:ref-name="refEquation1">Equation 7</text:sequence-ref>.</text:p>
      <text:p text:style-name="P4"><draw:frame draw:style-name="fr2" draw:name="Frame4" text:anchor-type="as-char" svg:y="-0.8173in" svg:width="4.5457in" draw:z-index="1"><draw:text-box fo:min-height="0.8799in"><text:p text:style-name="Equation"><draw:frame draw:style-name="fr11" draw:name="Object2" text:anchor-type="paragraph" svg:x="0.0016in" svg:y="0.0008in" svg:width="4.95in" style:rel-width="100%" svg:height="0.3929in" style:rel-height="scale" draw:z-index="5"><draw:object xlink:href="./Object 3" xlink:type="simple" xlink:show="embed" xlink:actuate="onLoad"/><draw:image xlink:href="./ObjectReplacements/Object 3" xlink:type="simple" xlink:show="embed" xlink:actuate="onLoad"/></draw:frame>Equation <text:sequence text:ref-name="refEquation1" text:name="Equation" text:formula="ooow:Equation+1" style:num-format="1">7</text:sequence>: </text:p></draw:text-box></draw:frame></text:p>
      <text:p text:style-name="Standard"/>
      <text:p text:style-name="Standard">The protein concentration <text:span text:style-name="T1">L</text:span> at an arbitrary time <text:span text:style-name="T1">t</text:span>, is related to the number of mRNA molecules in the cytoplasm through the differential equation</text:p>
      <text:p text:style-name="P4"><text:soft-page-break/><text:span text:style-name="T9"><draw:frame draw:style-name="fr1" draw:name="Frame7" text:anchor-type="as-char" svg:width="1.9126in" draw:z-index="24"><draw:text-box fo:min-height="0.6134in"><text:p text:style-name="Equation"><draw:frame draw:style-name="fr11" draw:name="Object5" text:anchor-type="paragraph" svg:x="0.0016in" svg:y="0.0008in" svg:width="1.6154in" style:rel-width="100%" svg:height="0.2091in" style:rel-height="scale" draw:z-index="25"><draw:object xlink:href="./Object 5" xlink:type="simple" xlink:show="embed" xlink:actuate="onLoad"/><draw:image xlink:href="./ObjectReplacements/Object 5" xlink:type="simple" xlink:show="embed" xlink:actuate="onLoad"/></draw:frame>Equation <text:sequence text:ref-name="refEquation2" text:name="Equation" text:formula="ooow:Equation+1" style:num-format="1">8</text:sequence>: </text:p></draw:text-box></draw:frame></text:span><text:span text:style-name="T9"> </text:span></text:p>
      <text:p text:style-name="P7">Where <text:span text:style-name="T1">c</text:span> is the rate of protein decay. <text:s/>For the purposes of the calculation to optimize the selection function, we make the simplifying assumption that during the time interval, that the protein level is constant (i.e. no translational bursting occurs), hence dL/dt=0 and therefore <text:span text:style-name="T6">αs</text:span><text:span text:style-name="T4">mRNA</text:span> = cL(t). This means we can rewrite <text:sequence-ref text:reference-format="category-and-value" text:ref-name="refEquation1">Equation 7</text:sequence-ref> in terms of <text:span text:style-name="T1">L</text:span> only</text:p>
      <text:p text:style-name="P7"/>
      <text:p text:style-name="P23"><draw:frame draw:style-name="fr2" draw:name="Frame3" text:anchor-type="as-char" svg:y="-1.0965in" svg:width="4.0543in" draw:z-index="37"><draw:text-box fo:min-height="0.7764in"><text:p text:style-name="Equation"><draw:frame draw:style-name="fr11" draw:name="Object10" text:anchor-type="paragraph" svg:x="0.0016in" svg:y="0.0008in" svg:width="4.6902in" style:rel-width="100%" svg:height="0.3929in" style:rel-height="scale" draw:z-index="38"><draw:object xlink:href="./Object 10" xlink:type="simple" xlink:show="embed" xlink:actuate="onLoad"/><draw:image xlink:href="./ObjectReplacements/Object 10" xlink:type="simple" xlink:show="embed" xlink:actuate="onLoad"/></draw:frame>Equation <text:sequence text:ref-name="refEquation3" text:name="Equation" text:formula="ooow:Equation+1" style:num-format="1">9</text:sequence>: </text:p></draw:text-box></draw:frame></text:p>
      <text:p text:style-name="Standard"><text:span text:style-name="T9">The sum of the two terms is shown in <text:s/></text:span><text:span text:style-name="T9"><text:sequence-ref text:reference-format="category-and-value" text:ref-name="refFigure0">Figure 1</text:sequence-ref></text:span><text:span text:style-name="T9">.</text:span></text:p>
      <text:p text:style-name="Standard"><draw:frame draw:style-name="fr3" draw:name="Frame1" text:anchor-type="paragraph" svg:width="6.0563in" draw:z-index="0"><draw:text-box fo:min-height="4.8236in"><text:p text:style-name="Figure"><draw:frame draw:style-name="fr12" draw:name="Object8" text:anchor-type="paragraph" svg:x="0.2701in" svg:y="0.1035in" svg:width="4.8665in" svg:height="4.1091in" draw:z-index="4"><draw:object xlink:href="./Object 8" xlink:type="simple" xlink:show="embed" xlink:actuate="onLoad"/><draw:image xlink:href="./ObjectReplacements/Object 8" xlink:type="simple" xlink:show="embed" xlink:actuate="onLoad"/></draw:frame></text:p><text:p text:style-name="Figure">Figure <text:sequence text:ref-name="refFigure0" text:name="Figure" text:formula="ooow:Figure+1" style:num-format="1">1</text:sequence>: <text:s/>Increased TF concentration, L, increases growth rate, up until g<text:span text:style-name="T2">peak</text:span>, followed by a slow decrease to zero</text:p></draw:text-box></draw:frame></text:p>
      <text:p text:style-name="P3">Estimating parameters</text:p>
      <text:p text:style-name="Standard"/>
      <text:p text:style-name="Standard">The peak of the growth curve, <text:span text:style-name="T1">L</text:span><text:span text:style-name="T3">p</text:span>, can be set by assuming that genes with mean protein abundance level will be close to the maximum growth rate. We can then set the peak to be just below the mean protein abundance for all genes (not just transcription factors). <text:s/>The natural logarithms of the subset of genes <text:soft-page-break/>that were transcription factors fit a normal distribution with mean 7.25669 ln(protein molecules/cell) (Ghaemmaghami et al. 2003). Using the full (superset) of data from Ghaemmaghami et al. (2003), yields a mean 12064.28 protein molecules/per cell equivalent to 9.3980043 ln(protein molecules/cell) <text:s/>(see <text:sequence-ref text:reference-format="category-and-value" text:ref-name="refFigure1">Figure 2</text:sequence-ref>). The maximum amount of expression genome-wide is 1589836 protein molecules/cell which is 16.2 ln(protein molecules/cell). <text:s/>We can then set <text:span text:style-name="T1">L</text:span><text:span text:style-name="T3">p</text:span> ~ 12000. <text:s/></text:p>
      <text:p text:style-name="Standard"/>
      <text:p text:style-name="Standard">Doubling time for yeast is estimated at t<text:span text:style-name="T2">double</text:span>=120 min. <text:s/>Assuming that peak growth rate, g<text:span text:style-name="T2">peak</text:span>, corresponds to this doubling time, allow us to estimate, g<text:span text:style-name="T2">peak</text:span>=ln(2)/t<text:span text:style-name="T2">double</text:span>=ln(2)/(120 min x 60 s/min)= 9.627x10<text:span text:style-name="T11">-5</text:span> s<text:span text:style-name="T11">-1</text:span>. <text:s/>In addition because cells will not necessarily have the exact 120 minute doubling time, we set<text:span text:style-name="T8"> g</text:span><text:span text:style-name="T5">peak</text:span><text:span text:style-name="T8"> to be twice as large as the rate predicted by the doubling-time alone, i.e. <text:s/>g</text:span><text:span text:style-name="T5">peak</text:span><text:span text:style-name="T8">= 2 x 9.627x10</text:span><text:span text:style-name="T13">-5 <text:s/></text:span><text:span text:style-name="T15">s</text:span><text:span text:style-name="T13">-1</text:span><text:span text:style-name="T15">=1.925x10</text:span><text:span text:style-name="T13">-4 <text:s/></text:span><text:span text:style-name="T15">s</text:span><text:span text:style-name="T13">-1</text:span><text:span text:style-name="T15">. The amount we adjust g</text:span><text:span text:style-name="T5">peak</text:span><text:span text:style-name="T15"> from the strict doubling time estimate is adjustable within the model.</text:span></text:p>
      <text:p text:style-name="Standard"><draw:frame draw:style-name="fr4" draw:name="Frame11" text:anchor-type="paragraph" svg:width="5in" draw:z-index="2"><draw:text-box fo:min-height="5in"><text:p text:style-name="Figure"><draw:frame draw:style-name="fr8" draw:name="graphics4" text:anchor-type="paragraph" svg:x="0.8425in" svg:y="0.0839in" svg:width="4.1591in" style:rel-width="83%" svg:height="4.1591in" style:rel-height="scale" draw:z-index="3"><draw:image xlink:href="../allproteins.png" xlink:type="simple" xlink:show="embed" xlink:actuate="onLoad"/></draw:frame>Figure <text:sequence text:ref-name="refFigure1" text:name="Figure" text:formula="ooow:Figure+1" style:num-format="1">2</text:sequence>.: Histogram of the log(number of proteins per cell) for all proteins from Ghaemmaghami et al. (2003)</text:p></draw:text-box></draw:frame></text:p>
      <text:p text:style-name="Standard">Cost term: Using computations based upon the energetic requirements for transcription and translation Wagner (2005) estimated the selection coefficient against gene duplication events to be s=10<text:span text:style-name="T11">-5 </text:span><text:span text:style-name="T14">. Gene duplication events </text:span>effectively double the protein abundance, <text:span text:style-name="T1">L</text:span>, and thus provide a starting point to estimate the value of the cost term, <text:span text:style-name="T1">h</text:span> as a function of the selection coefficient, <text:span text:style-name="T1">s</text:span>. <text:s/>In the case of Wagner (2005), effective population size is <text:span text:style-name="T1">N</text:span>=10<text:span text:style-name="T11">7</text:span>, leading to <text:span text:style-name="T1">Ns</text:span> = 10<text:span text:style-name="T11">7</text:span> x 10<text:span text:style-name="T11">-5</text:span> = 100. <text:s/>However our model uses <text:span text:style-name="T1">N</text:span>'=500 for computational tractability, hence we can rescale <text:span text:style-name="T1">s</text:span> keeping Wagner's same <text:span text:style-name="T1">Ns</text:span> value</text:p>
      <text:p text:style-name="Standard"/>
      <text:p text:style-name="Standard"><text:s text:c="2"/><text:span text:style-name="T1">s</text:span> = <text:span text:style-name="T1">Ns</text:span>/<text:span text:style-name="T1">N</text:span>' = 100/500 = 0.2.</text:p>
      <text:p text:style-name="Standard"><text:soft-page-break/></text:p>
      <text:p text:style-name="Standard">To relate doubling L to the reduction in growth rate, we note that the relative fitness, i.e. the difference in reproduction is w=1-s . A doubling of the wildtype population in the time interval t is given by</text:p>
      <text:p text:style-name="P4"/>
      <text:p text:style-name="P4">y<text:span text:style-name="T2">1</text:span>(t) = y(0)exp(g<text:span text:style-name="T2">1</text:span>t) = 2y(0) , thus g<text:span text:style-name="T2">1</text:span>t =ln(2). </text:p>
      <text:p text:style-name="Standard"/>
      <text:p text:style-name="Standard">The mutant has a reduced growth rate given by:</text:p>
      <text:p text:style-name="Standard"/>
      <text:p text:style-name="P4">y<text:span text:style-name="T2">2</text:span>(t) = y(0)exp(g<text:span text:style-name="T2">2</text:span>t) = (1-s)y<text:span text:style-name="T2">1</text:span>(t) = (1-s)2y(0), thus g<text:span text:style-name="T2">2</text:span>t = ln(2-2s)</text:p>
      <text:p text:style-name="Standard"/>
      <text:p text:style-name="Standard">Hence the ratio of the growth rates is given by:</text:p>
      <text:p text:style-name="P4">g<text:span text:style-name="T2">2</text:span>/g<text:span text:style-name="T2">1</text:span>=ln(2-2s)/log(2)</text:p>
      <text:p text:style-name="Standard"/>
      <text:p text:style-name="Standard">The negative slope of the line of constant cost is <text:span text:style-name="T1">hc</text:span>. Consider L=L<text:span text:style-name="T2">p </text:span>at g<text:span text:style-name="T2">1</text:span>=g<text:span text:style-name="T2">peak</text:span> as one point, we can get another point by estimating how doubling the protein amount to 2L<text:span text:style-name="T2">p</text:span> affects the growth rate using g<text:span text:style-name="T2">2</text:span> =g<text:span text:style-name="T2">peak</text:span> ln(2-2s)/ln(2).</text:p>
      <text:p text:style-name="Standard"/>
      <text:p text:style-name="P4">hc=-(g<text:span text:style-name="T2">peak</text:span>ln(2-2s)/ln(2) – g<text:span text:style-name="T2">peak</text:span>)/(2L<text:span text:style-name="T2">p</text:span>-L<text:span text:style-name="T2">p</text:span>) <text:s/>= <text:s/>g<text:span text:style-name="T2">peak</text:span><text:span text:style-name="T14">(1-ln(2-2s)/ln(2))</text:span>/L<text:span text:style-name="T2">p</text:span></text:p>
      <text:p text:style-name="Standard"/>
      <text:p text:style-name="Standard">then:</text:p>
      <text:p text:style-name="P4">hc = g<text:span text:style-name="T2">peak</text:span><text:span text:style-name="T14">(1-ln(2-2s)/ln(2))</text:span>/L<text:span text:style-name="T2">p</text:span></text:p>
      <text:p text:style-name="Standard"/>
      <text:p text:style-name="Standard">Using the parameters above results in:</text:p>
      <text:p text:style-name="Standard"/>
      <text:p text:style-name="P4">hc=9.627x10<text:span text:style-name="T11">-5 </text:span><text:span text:style-name="T2"><text:s/></text:span><text:span text:style-name="T14">x (1-ln(2-2x0.2)/ln(2))</text:span>/(12,000) = 2.583 x 10<text:span text:style-name="T11">-9</text:span></text:p>
      <text:p text:style-name="Standard"/>
      <text:p text:style-name="P3">Computing coefficients in growth rate function</text:p>
      <text:p text:style-name="Standard"/>
      <text:p text:style-name="P6">We are now in a position to evaluate the equation coefficients <text:span text:style-name="T1">K</text:span><text:span text:style-name="T3">m</text:span>, <text:span text:style-name="T1">M</text:span><text:span text:style-name="T2">0</text:span> and in terms of experimentally measured parameters <text:span text:style-name="T1">L</text:span><text:span text:style-name="T2">p</text:span>, <text:span text:style-name="T1">g</text:span><text:span text:style-name="T2">peak</text:span>, <text:span text:style-name="T1">c</text:span>, and <text:span text:style-name="T1">s</text:span>. <text:s/>We first note that the number of protein molecules <text:span text:style-name="T1">L</text:span> = <text:span text:style-name="T1">L</text:span><text:span text:style-name="T3">p</text:span> where maximum growth rate, <text:span text:style-name="T1">g</text:span><text:span text:style-name="T2">peak</text:span>, occurs can be found by evaluating the derivative of <text:sequence-ref text:reference-format="category-and-value" text:ref-name="refEquation3">Equation 9</text:sequence-ref> with respect to <text:span text:style-name="T1">L</text:span> and setting it to zero, resulting in two simultaneous equations for <text:span text:style-name="T1">M</text:span><text:span text:style-name="T3">0</text:span> and <text:span text:style-name="T1">K</text:span><text:span text:style-name="T3">m</text:span> in terms of <text:span text:style-name="T1">h</text:span>, c, L<text:span text:style-name="T2">p</text:span> and g<text:span text:style-name="T2">peak</text:span>. <text:s/>Solving these two simultaneous equations to derive coefficients <text:span text:style-name="T1">M</text:span><text:span text:style-name="T3">0</text:span> and <text:span text:style-name="T1">K</text:span><text:span text:style-name="T3">m</text:span> in terms of the experimental parameters leads to:</text:p>
      <text:p text:style-name="P6"/>
      <text:p text:style-name="P4"><draw:frame draw:style-name="fr5" draw:name="Frame14" text:anchor-type="as-char" svg:width="4.1846in" draw:z-index="6"><draw:text-box fo:min-height="1.0598in"><text:p text:style-name="Equation"><draw:frame draw:style-name="fr13" draw:name="Object7" text:anchor-type="as-char" svg:width="3.9772in" svg:height="0.7846in" draw:z-index="7"><draw:object xlink:href="./Object 7" xlink:type="simple" xlink:show="embed" xlink:actuate="onLoad"/><draw:image xlink:href="./ObjectReplacements/Object 7" xlink:type="simple" xlink:show="embed" xlink:actuate="onLoad"/></draw:frame>Equation <text:sequence text:ref-name="refEquation5" text:name="Equation" text:formula="ooow:Equation+1" style:num-format="1">10</text:sequence>.: </text:p></draw:text-box></draw:frame></text:p>
      <text:p text:style-name="P10"/>
      <text:p text:style-name="P10">Using <text:span text:style-name="T1">hc</text:span>=2.582668x10<text:span text:style-name="T11">-9</text:span>, L<text:span text:style-name="T2">p</text:span>=12,000 and g<text:span text:style-name="T2">peak</text:span>=1.925x10<text:span text:style-name="T11">-4</text:span> s<text:span text:style-name="T11">-1</text:span> , we can derive the coefficients for <text:s/><text:sequence-ref text:reference-format="category-and-value" text:ref-name="refEquation3">Equation 9</text:sequence-ref> as M<text:span text:style-name="T2">0</text:span>=2.595x10<text:span text:style-name="T11">-4</text:span> and K<text:span text:style-name="T2">m</text:span>=1931.6 plotted in both linear (<text:sequence-ref text:reference-format="category-and-value" text:ref-name="refFigure2">Figure 3</text:sequence-ref>) and logarithmic form (<text:sequence-ref text:reference-format="category-and-value" text:ref-name="refFigure3">Figure 4</text:sequence-ref>). </text:p>
      <text:p text:style-name="P10"/>
      <text:p text:style-name="P10"><draw:frame draw:style-name="fr4" draw:name="Frame9" text:anchor-type="paragraph" svg:width="4.6799in" draw:z-index="12"><draw:text-box fo:min-height="4.0437in"><text:p text:style-name="Figure"><draw:frame draw:style-name="fr9" draw:name="graphics1" text:anchor-type="paragraph" svg:x="0.0016in" svg:y="0.0008in" svg:width="6.6665in" style:rel-width="100%" svg:height="5in" style:rel-height="scale" draw:z-index="13"><draw:image xlink:href="../../../../../../shared/arizona/network-project/network-code/paper/dimer-growth-function.png" xlink:type="simple" xlink:show="embed" xlink:actuate="onLoad" draw:filter-name="PNG - Portable Network Graphic"/></draw:frame>Figure <text:sequence text:ref-name="refFigure2" text:name="Figure" text:formula="ooow:Figure+1" style:num-format="1">3</text:sequence>.: Growth rate, g, <text:s/>as a function of enzyme molecules, L</text:p></draw:text-box></draw:frame><draw:frame draw:style-name="fr6" draw:name="Frame10" text:anchor-type="paragraph" svg:x="0.8661in" svg:y="4.3in" svg:width="5.0957in" draw:z-index="14"><draw:text-box fo:min-height="4.2689in"><text:p text:style-name="Figure"><draw:frame draw:style-name="fr9" draw:name="graphics2" text:anchor-type="paragraph" svg:x="0.0016in" svg:y="0.0008in" svg:width="6.6665in" style:rel-width="100%" svg:height="5in" style:rel-height="scale" draw:z-index="15"><draw:image xlink:href="../../../../../../shared/arizona/network-project/network-code/paper/dimer-growth-function-log.png" xlink:type="simple" xlink:show="embed" xlink:actuate="onLoad" draw:filter-name="PNG - Portable Network Graphic"/></draw:frame>Figure <text:sequence text:ref-name="refFigure3" text:name="Figure" text:formula="ooow:Figure+1" style:num-format="1">4</text:sequence>.: Growth rate as a function of log(protein molecules)</text:p></draw:text-box></draw:frame><text:soft-page-break/></text:p>
      <text:p text:style-name="P10"/>
      <text:p text:style-name="P10"/>
      <text:p text:style-name="P10"><text:soft-page-break/>In practice we will use both <text:span text:style-name="T1">L</text:span> and s<text:span text:style-name="T2">mRNA</text:span> from the simulation directly in <text:s/><text:sequence-ref text:reference-format="category-and-value" text:ref-name="refEquation1">Equation 7</text:sequence-ref> to get an estimate of growth rate. In order to use the parameters found here, we define cost=<text:span text:style-name="T1">hc</text:span>, hence: <text:span text:style-name="T1">h</text:span> =cost/<text:span text:style-name="T1">c</text:span>.</text:p>
      <text:p text:style-name="P10"/>
      <text:p text:style-name="P11"><draw:frame draw:style-name="fr2" draw:name="Frame16" text:anchor-type="as-char" svg:y="-1.2862in" svg:width="4.6161in" draw:z-index="26"><draw:text-box fo:min-height="0.7319in"><text:p text:style-name="Equation"><draw:frame draw:style-name="fr11" draw:name="Object9" text:anchor-type="paragraph" svg:x="0.0016in" svg:y="0.0008in" svg:width="5.1799in" style:rel-width="100%" svg:height="0.3929in" style:rel-height="scale" draw:z-index="27"><draw:object xlink:href="./Object 9" xlink:type="simple" xlink:show="embed" xlink:actuate="onLoad"/><draw:image xlink:href="./ObjectReplacements/Object 9" xlink:type="simple" xlink:show="embed" xlink:actuate="onLoad"/></draw:frame>Equation <text:sequence text:ref-name="refEquation6" text:name="Equation" text:formula="ooow:Equation+1" style:num-format="1">11</text:sequence>: </text:p></draw:text-box></draw:frame></text:p>
      <text:p text:style-name="P10">Translation rates <text:span text:style-name="T6">α are already initialized in the simulation, drawn from a log-normal distribution (Arava et al. 2006). We thus simply use the appropriate α</text:span><text:span text:style-name="T4">i </text:span><text:span text:style-name="T6">from the simulation for the gene in question. <text:s/>Protein decay rates in the model, </text:span><text:span text:style-name="T7">c</text:span><text:span text:style-name="T6">, <text:s/>are also initialized from a log-normal distribution with mean decay rate of 0.023 min</text:span><text:span text:style-name="T12">-1</text:span><text:span text:style-name="T6"> (Belle et al. 2006). <text:s/>However, the cost of translation does not depend on the decay rate for a particular gene, so we can simply use the mean of the log-normal distribution for the estimate of c=0.023 min</text:span><text:span text:style-name="T12">-1</text:span><text:span text:style-name="T6"> for all genes.</text:span></text:p>
      <text:p text:style-name="P10"><text:span text:style-name="T6"/></text:p>
      <text:p text:style-name="P10"><text:span text:style-name="T6">Computation of the growth rate using both methods yields similar growth rate profiles (</text:span><text:span text:style-name="T6"><text:sequence-ref text:reference-format="category-and-value" text:ref-name="refFigure4">Figure 5</text:sequence-ref></text:span><text:span text:style-name="T6">) for the same input protein concentration (</text:span><text:span text:style-name="T6"><text:sequence-ref text:reference-format="category-and-value" text:ref-name="refFigure6">Figure 6</text:sequence-ref></text:span><text:span text:style-name="T6">). When using </text:span><text:span text:style-name="T6"><text:sequence-ref text:reference-format="category-and-value" text:ref-name="refEquation6">Equation 11</text:sequence-ref></text:span><text:span text:style-name="T6">, the instantaneous growth rate can jump because mRNAs in the cytoplasm can be gained or lost in integer numbers. <text:s/>Final cell size is shown in </text:span><text:span text:style-name="T6"><text:sequence-ref text:reference-format="category-and-value" text:ref-name="refFigure5">Figure 7</text:sequence-ref></text:span><text:span text:style-name="T6">, assuming an initial cell size of 1.0.</text:span></text:p>
      <text:p text:style-name="P15"/>
      <text:p text:style-name="P15"><draw:frame draw:style-name="fr4" draw:name="Frame13" text:anchor-type="paragraph" svg:width="4.1264in" draw:z-index="16"><draw:text-box fo:min-height="4.3543in"><text:p text:style-name="Figure"><draw:frame draw:style-name="fr8" draw:name="graphics3" text:anchor-type="paragraph" svg:x="0.0953in" svg:y="0.0693in" svg:width="3.5992in" style:rel-width="87%" svg:height="3.5992in" style:rel-height="scale" draw:z-index="17"><draw:image xlink:href="../../../../../../shared/arizona/network-project/network-code/paper/growthrate-vs-t.png" xlink:type="simple" xlink:show="embed" xlink:actuate="onLoad"/></draw:frame>Figure <text:sequence text:ref-name="refFigure4" text:name="Figure" text:formula="ooow:Figure+1" style:num-format="1">5</text:sequence>.: Growth rate (s<text:span text:style-name="T11">-1</text:span>) computed using both protein and mRNA concentrations ( <text:sequence-ref text:reference-format="category-and-value" text:ref-name="refEquation1">Equation 7</text:sequence-ref> , pink) and only protein concentrations ( <text:sequence-ref text:reference-format="category-and-value" text:ref-name="refEquation3">Equation 9</text:sequence-ref>, blue)</text:p></draw:text-box></draw:frame></text:p>
      <text:p text:style-name="P10"><draw:frame draw:style-name="fr6" draw:name="Frame2" text:anchor-type="paragraph" svg:x="1.3154in" svg:y="4.1181in" svg:width="4.3283in" draw:z-index="20"><draw:text-box fo:min-height="4.4429in"><text:p text:style-name="Figure"><draw:frame draw:style-name="fr8" draw:name="graphics6" text:anchor-type="paragraph" svg:x="0.0398in" svg:y="-0.211in" svg:width="4.1602in" style:rel-width="93%" svg:height="4.1972in" style:rel-height="scale" draw:z-index="21"><draw:image xlink:href="../../../../../../shared/arizona/network-project/network-code/paper/cellsize9.png" xlink:type="simple" xlink:show="embed" xlink:actuate="onLoad"/></draw:frame>Figure <text:sequence text:ref-name="refFigure5" text:name="Figure" text:formula="ooow:Figure+1" style:num-format="1">7</text:sequence>.: Cell size increases over time (min), initialized at 1.0</text:p></draw:text-box></draw:frame><draw:frame draw:style-name="fr6" draw:name="Frame15" text:anchor-type="paragraph" svg:x="1.3654in" svg:y="0.0118in" svg:width="3.8134in" draw:z-index="18"><draw:text-box fo:min-height="4.048in"><text:p text:style-name="Figure"><draw:frame draw:style-name="fr8" draw:name="graphics5" text:anchor-type="paragraph" svg:x="0.2681in" svg:y="0.4256in" svg:width="4.0283in" style:rel-width="95%" svg:height="4.0283in" style:rel-height="scale" draw:z-index="19"><draw:image xlink:href="../../../../../../shared/arizona/network-project/network-code/paper/protein9.png" xlink:type="simple" xlink:show="embed" xlink:actuate="onLoad"/></draw:frame>Figure <text:sequence text:ref-name="refFigure6" text:name="Figure" text:formula="ooow:Figure+1" style:num-format="1">6</text:sequence>.: Protein count as a function of time (min)</text:p></draw:text-box></draw:frame><text:soft-page-break/></text:p>
      <text:p text:style-name="P10"/>
      <text:p text:style-name="P18"><text:soft-page-break/>[[This section has not yet been updated]]</text:p>
      <text:p text:style-name="P10">Appendix: <text:s/>Details of computation</text:p>
      <text:p text:style-name="P10"/>
      <text:p text:style-name="Standard">Since growth rate is now a function of TF concentration that, in turn is a function of time, we have the following functional dependence of <text:span text:style-name="T1">g</text:span>:</text:p>
      <text:p text:style-name="Standard"/>
      <text:p text:style-name="P4"><draw:frame draw:style-name="fr1" draw:name="Frame6" text:anchor-type="as-char" svg:width="1.011in" draw:z-index="8"><draw:text-box fo:min-height="0.1917in"><text:p text:style-name="Equation"><draw:frame draw:style-name="fr11" draw:name="Object4" text:anchor-type="paragraph" svg:x="0.0016in" svg:y="0.0008in" svg:width="1.011in" style:rel-width="100%" svg:height="0.1917in" style:rel-height="scale" draw:z-index="9"><draw:object xlink:href="./Object 4" xlink:type="simple" xlink:show="embed" xlink:actuate="onLoad"/><draw:image xlink:href="./ObjectReplacements/Object 4" xlink:type="simple" xlink:show="embed" xlink:actuate="onLoad"/></draw:frame>Equation <text:sequence text:ref-name="refEquation7" text:name="Equation" text:formula="ooow:Equation+1" style:num-format="1">12</text:sequence>: </text:p></draw:text-box></draw:frame></text:p>
      <text:p text:style-name="Standard"/>
      <text:p text:style-name="Standard">where <text:span text:style-name="T1">f</text:span> is our selection function. <text:s/></text:p>
      <text:p text:style-name="Standard"/>
      <text:p text:style-name="Standard">If at time step t in our simulation, the cell size is given by <text:span text:style-name="T1">Y(t)</text:span>, we can compute <text:span text:style-name="T7">Y(t+ Δt)</text:span><text:span text:style-name="T6"> <text:s/>exactly by integrating the growth rate, which also varies as a function of </text:span><text:span text:style-name="T7">L(t)</text:span><text:span text:style-name="T6"> over the entire interval, where </text:span><text:span text:style-name="T7">Δt</text:span><text:span text:style-name="T6"> is the time until the next event in the modified Gillespie algorithm.</text:span></text:p>
      <text:p text:style-name="Standard"/>
      <text:p text:style-name="P4"><draw:frame draw:style-name="fr2" draw:name="Frame8" text:anchor-type="as-char" svg:y="-0.2335in" svg:width="3.6327in" draw:z-index="10"><draw:text-box fo:min-height="0.5071in"><text:p text:style-name="Equation"><draw:frame draw:style-name="fr11" draw:name="Object6" text:anchor-type="paragraph" svg:x="0.0016in" svg:y="0.0008in" svg:width="3.6327in" style:rel-width="100%" svg:height="0.5071in" style:rel-height="scale" draw:z-index="11"><draw:object xlink:href="./Object 6" xlink:type="simple" xlink:show="embed" xlink:actuate="onLoad"/><draw:image xlink:href="./ObjectReplacements/Object 6" xlink:type="simple" xlink:show="embed" xlink:actuate="onLoad"/></draw:frame>Equation <text:sequence text:ref-name="refEquation8" text:name="Equation" text:formula="ooow:Equation+1" style:num-format="1">13</text:sequence>: </text:p></draw:text-box></draw:frame></text:p>
      <text:p text:style-name="Standard"/>
      <text:p text:style-name="P10">Depending on the functional form of <text:span text:style-name="T1">f</text:span>, this integral may have a closed-form solution. <text:s/>A closed-form solution allows an exact computation of the cell size at the next <text:s/>time-step that takes into account how the TF concentration, <text:span text:style-name="T1">L(t)</text:span> varies over the <text:span text:style-name="T7">Δt </text:span>interval.</text:p>
      <text:p text:style-name="P10"/>
      <text:p text:style-name="P13"><text:span text:style-name="T10">Unfortunately substituting </text:span><text:span text:style-name="T10"><text:sequence-ref text:reference-format="category-and-value" text:ref-name="refEquation1">Equation 7</text:sequence-ref></text:span><text:span text:style-name="T10"> and </text:span><text:span text:style-name="T10"><text:sequence-ref text:reference-format="category-and-value" text:ref-name="refEquation2">Equation 8</text:sequence-ref></text:span><text:span text:style-name="T10"> into the integral in </text:span><text:span text:style-name="T10"><text:sequence-ref text:reference-format="category-and-value" text:ref-name="refEquation8">Equation 13</text:sequence-ref></text:span><text:span text:style-name="T10"> does not lead to a closed-form solution for the new cell size, Y(t+delta-t) in terms of the original cell size Y(t) and protein number L(t). <text:s/>For sufficiently small delta-t, however, we can approximate the growth rate as being constant over the interval. <text:s/>If in turns out that in some cases delta-t is not sufficiently small, another approach might be to numerically integrate the growth rate equation.</text:span></text:p>
      <text:p text:style-name="P10"/>
      <text:p text:style-name="P12">References</text:p>
      <text:p text:style-name="P10"/>
      <text:p text:style-name="P10">Arava, Y., Y. Wang, J. D. Storey, C. L. Liu, P. O. Brown, and D. Herschlag. (2003) Genome- wide analysis of mRNA translation profiles in <text:span text:style-name="T1">Saccharomyces cerevisiae</text:span>. <text:span text:style-name="T1">PNAS</text:span> 100:3889-3894. </text:p>
      <text:p text:style-name="P10">Belle, A., A. Tanay, L. Bitincka, R. Shamir, and E. K. O'Shea. (2006) Quantification of protein half-lives in the budding yeast proteome. <text:span text:style-name="T1">PNAS</text:span> 103:13004-13009. </text:p>
      <text:p text:style-name="P8">Ghaemmaghami, S. and Huh, W.K. and Bower, K. and Howson, R.W. and Belle, A. and Dephoure, N. and O'Shea, E.K. and Weissman, J.S. (2003) " <text:span text:style-name="T10">Global analysis of protein expression in yeast", </text:span><text:span text:style-name="T1">Nature</text:span>, 425(6959):737--741.</text:p>
      <text:p text:style-name="P9"><text:span text:style-name="T10">Wagner, A. (2005) </text:span><text:span text:style-name="T16">"</text:span><text:span text:style-name="T17">Energy constraints on the evolution of gene expression."</text:span><text:span text:style-name="T18"> </text:span><text:span text:style-name="T19">Mol Biol Evol</text:span><text:span text:style-name="T16"> 2(6):1365-74.</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Par" style:family="paragraph" style:parent-style-name="Standard">
      <style:paragraph-properties fo:margin-top="0in" fo:margin-bottom="0.0555in" style:line-height-at-least="0.1665in"/>
      <style:text-properties fo:font-size="11pt" style:font-size-asian="11pt" style:font-size-complex="11pt"/>
    </style:style>
    <style:style style:name="Illustration" style:family="paragraph" style:parent-style-name="Caption" style:class="extra"/>
    <style:style style:name="Equation" style:family="paragraph" style:parent-style-name="Caption"/>
    <style:style style:name="Figure" style:family="paragraph" style:parent-style-name="Caption"/>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editing-cycles>1</meta:editing-cycles>
    <meta:editing-duration>PT0S</meta:editing-duration>
    <meta:user-defined meta:name="Info 1"/>
    <meta:user-defined meta:name="Info 2"/>
    <meta:user-defined meta:name="Info 3"/>
    <meta:user-defined meta:name="Info 4"/>
    <meta:document-statistic meta:table-count="0" meta:image-count="6" meta:object-count="13" meta:page-count="9" meta:paragraph-count="94" meta:word-count="1802" meta:character-count="10347"/>
  </office:meta>
</office:document-meta>
</file>

<file path=Object 10/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i>c</math:mi>
      <math:mi>L</math:mi>
      <math:mrow>
        <math:mo math:stretchy="false">(</math:mo>
        <math:mi>t</math:mi>
        <math:mo math:stretchy="false">)</math:mo>
      </math:mrow>
    </math:mrow>
    <math:annotation math:encoding="StarMath 5.0">g(t) = 1 over 2 (K_m + L(t) + M_0 - sqrt((K_m + L(t) + M_0)^2 - 4 L(t) M_0)) - h c L(t)</math:annotation>
  </math:semantics>
</math:math>
</file>

<file path=Object 12/content.xml><?xml version="1.0" encoding="utf-8"?>
<!DOCTYPE math  PUBLIC '-//OpenOffice.org//DTD Modified W3C MathML 1.01//EN'  'math.dtd'>
<math:math xmlns:math="http://www.w3.org/1998/Math/MathML">
  <math:semantics>
    <math:mtable>
      <math:mtr>
        <math:mrow>
          <math:mrow>
            <math:mfrac>
              <math:mrow>
                <math:mi>d</math:mi>
                <math:mrow>
                  <math:mo math:stretchy="false">[</math:mo>
                  <math:mrow>
                    <math:mi>L</math:mi>
                    <math:mi>'</math:mi>
                  </math:mrow>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M</math:mi>
                  <math:mo math:stretchy="false">]</math:mo>
                </math:mrow>
              </math:mrow>
              <math:mi math:fontstyle="italic">dt</math:mi>
            </math:mfrac>
            <math:mo math:stretchy="false">=</math:mo>
            <math:msub>
              <math:mi>k</math:mi>
              <math:mrow>
                <math:mo math:stretchy="false">−</math:mo>
                <math:mn>1</math:mn>
              </math:mrow>
            </math:msub>
          </math:mrow>
          <math:mrow>
            <math:mrow>
              <math:mo math:stretchy="false">[</math:mo>
              <math:mi math:fontstyle="italic">LM</math:mi>
              <math:mo math:stretchy="false">]</math:mo>
            </math:mrow>
            <math:mo math:stretchy="false">−</math:mo>
            <math:msub>
              <math:mi>k</math:mi>
              <math:mn>1</math:mn>
            </math:msub>
          </math:mrow>
          <math:mrow>
            <math:mo math:stretchy="false">[</math:mo>
            <math:mrow>
              <math:mi>L</math:mi>
              <math:mi>'</math:mi>
            </math:mrow>
            <math:mo math:stretchy="false">]</math:mo>
          </math:mrow>
          <math:mrow>
            <math:mo math:stretchy="false">[</math:mo>
            <math:mi>M</math:mi>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i>'</math:mi>
            </math:mrow>
            <math:mo math:stretchy="false">]</math:mo>
          </math:mrow>
          <math:mrow>
            <math:mrow>
              <math:mo math:stretchy="false">[</math:mo>
              <math:mi>M</math:mi>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L']} over dt = k_-1[LM] - k_1[L'][M]
newline
{d[M]} over dt = k_-1[LM] - k_1[L'][M]
newline
{d[LM]} over dt = k_1[L'][M] - k_-1[LM] </math:annotation>
  </math:semantics>
</math:math>
</file>

<file path=Object 13/content.xml><?xml version="1.0" encoding="utf-8"?>
<!DOCTYPE math  PUBLIC '-//OpenOffice.org//DTD Modified W3C MathML 1.01//EN'  'math.dtd'>
<math:math xmlns:math="http://www.w3.org/1998/Math/MathML">
  <math:semantics>
    <math:mtable>
      <math:mtr>
        <math:mrow>
          <math:mrow>
            <math:mrow>
              <math:mfrac>
                <math:mrow>
                  <math:mi>d</math:mi>
                  <math:mrow>
                    <math:mo math:stretchy="false">(</math:mo>
                    <math:mrow>
                      <math:mi math:fontstyle="italic">M0</math:mi>
                      <math:mo math:stretchy="false">−</math:mo>
                      <math:mrow>
                        <math:mo math:stretchy="false">[</math:mo>
                        <math:mi math:fontstyle="italic">LM</math:mi>
                        <math:mo math:stretchy="false">]</math:mo>
                      </math:mrow>
                    </math:mrow>
                    <math:mo math:stretchy="false">)</math:mo>
                  </math:mrow>
                </math:mrow>
                <math:mi math:fontstyle="italic">dt</math:mi>
              </math:mfrac>
              <math:mo math:stretchy="false">+</math:mo>
              <math:mfrac>
                <math:mrow>
                  <math:mi>d</math:mi>
                  <math:mrow>
                    <math:mo math:stretchy="false">(</math:mo>
                    <math:mrow>
                      <math:mi>L</math:mi>
                      <math:mo math:stretchy="false">−</math:mo>
                      <math:mrow>
                        <math:mo math:stretchy="false">[</math:mo>
                        <math:mi math:fontstyle="italic">LM</math:mi>
                        <math:mo math:stretchy="false">]</math:mo>
                      </math:mrow>
                    </math:mrow>
                    <math:mo math:stretchy="false">)</math:mo>
                  </math:mrow>
                </math:mrow>
                <math:mi math:fontstyle="italic">dt</math:mi>
              </math:mfrac>
            </math:mrow>
            <math:mo math:stretchy="false">=</math:mo>
            <math:msub>
              <math:mn>2k</math:mn>
              <math:mrow>
                <math:mo math:stretchy="false">−</math:mo>
                <math:mn>1</math:mn>
              </math:mrow>
            </math:msub>
          </math:mrow>
          <math:mrow>
            <math:mrow>
              <math:mo math:stretchy="false">[</math:mo>
              <math:mi math:fontstyle="italic">LM</math:mi>
              <math:mo math:stretchy="false">]</math:mo>
            </math:mrow>
            <math:mo math:stretchy="false">−</math:mo>
            <math:msub>
              <math:mn>2k</math:mn>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row>
      </math:mtr>
      <math:mtr>
        <math:mrow>
          <math:mrow>
            <math:mfrac>
              <math:mrow>
                <math:mi>d</math:mi>
                <math:mrow>
                  <math:mo math:stretchy="false">[</math:mo>
                  <math:mi math:fontstyle="italic">LM</math:mi>
                  <math:mo math:stretchy="false">]</math:mo>
                </math:mrow>
              </math:mrow>
              <math:mi math:fontstyle="italic">dt</math:mi>
            </math:mfrac>
            <math:mo math:stretchy="false">=</math:mo>
            <math:msub>
              <math:mi>k</math:mi>
              <math:mn>1</math:mn>
            </math:msub>
          </math:mrow>
          <math:mrow>
            <math:mo math:stretchy="false">(</math:mo>
            <math:mrow>
              <math:mi>L</math:mi>
              <math:mo math:stretchy="false">−</math:mo>
              <math:mrow>
                <math:mo math:stretchy="false">[</math:mo>
                <math:mi math:fontstyle="italic">LM</math:mi>
                <math:mo math:stretchy="false">]</math:mo>
              </math:mrow>
            </math:mrow>
            <math:mo math:stretchy="false">)</math:mo>
          </math:mrow>
          <math:mrow>
            <math:mrow>
              <math:mo math:stretchy="false">(</math:mo>
              <math:mrow>
                <math:msub>
                  <math:mi>M</math:mi>
                  <math:mn>0</math:mn>
                </math:msub>
                <math:mo math:stretchy="false">−</math:mo>
                <math:mrow>
                  <math:mo math:stretchy="false">[</math:mo>
                  <math:mi math:fontstyle="italic">LM</math:mi>
                  <math:mo math:stretchy="false">]</math:mo>
                </math:mrow>
              </math:mrow>
              <math:mo math:stretchy="false">)</math:mo>
            </math:mrow>
            <math:mo math:stretchy="false">−</math:mo>
            <math:msub>
              <math:mi>k</math:mi>
              <math:mrow>
                <math:mo math:stretchy="false">−</math:mo>
                <math:mn>1</math:mn>
              </math:mrow>
            </math:msub>
          </math:mrow>
          <math:mrow>
            <math:mo math:stretchy="false">[</math:mo>
            <math:mi math:fontstyle="italic">LM</math:mi>
            <math:mo math:stretchy="false">]</math:mo>
          </math:mrow>
        </math:mrow>
      </math:mtr>
    </math:mtable>
    <math:annotation math:encoding="StarMath 5.0">{d(M0-[LM])} over {dt} + {d(L-[LM])} over {dt} = 2k_-1[LM] - 2k_1(L-[LM])(M_0-[LM])
newline
{d[LM]} over {dt} = k_1(L-[LM])(M_0-[LM]) - k_-1[LM]</math:annotation>
  </math:semantics>
</math:math>
</file>

<file path=Object 14/content.xml><?xml version="1.0" encoding="utf-8"?>
<!DOCTYPE math  PUBLIC '-//OpenOffice.org//DTD Modified W3C MathML 1.01//EN'  'math.dtd'>
<math:math xmlns:math="http://www.w3.org/1998/Math/MathML">
  <math:semantics>
    <math:mrow>
      <math:mrow>
        <math:msub>
          <math:mrow>
            <math:mo math:stretchy="false">[</math:mo>
            <math:mi math:fontstyle="italic">LM</math:mi>
            <math:mo math:stretchy="false">]</math:mo>
          </math:mrow>
          <math:mi math:fontstyle="italic">equilibrium</math:mi>
        </math:msub>
        <math:mo math:stretchy="false">=</math:mo>
        <math:mfrac>
          <math:mn>1</math:mn>
          <math:mn>2</math:mn>
        </math:mfrac>
      </math:mrow>
      <math:mrow>
        <math:mo math:stretchy="false">(</math:mo>
        <math:mrow>
          <math:mrow>
            <math:mrow>
              <math:msub>
                <math:mi>K</math:mi>
                <math:mi>m</math:mi>
              </math:msub>
              <math:mo math:stretchy="false">+</math:mo>
              <math:mi>L</math:mi>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o math:stretchy="false">+</math:mo>
                        <math:msub>
                          <math:mi>M</math:mi>
                          <math:mn>0</math:mn>
                        </math:msub>
                      </math:mrow>
                      <math:mo math:stretchy="false">)</math:mo>
                    </math:mrow>
                    <math:mn>2</math:mn>
                  </math:msup>
                  <math:mo math:stretchy="false">−</math:mo>
                  <math:mn>4</math:mn>
                </math:mrow>
                <math:mi>L</math:mi>
                <math:msub>
                  <math:mi>M</math:mi>
                  <math:mn>0</math:mn>
                </math:msub>
              </math:mrow>
              <math:mo math:stretchy="false">)</math:mo>
            </math:mrow>
          </math:msqrt>
        </math:mrow>
        <math:mo math:stretchy="false">)</math:mo>
      </math:mrow>
    </math:mrow>
    <math:annotation math:encoding="StarMath 5.0">[LM]_equilibrium = 1 over 2 (K_m + L + M_0 - sqrt((K_m + L + M_0)^2 - 4 L M_0))</math:annotation>
  </math:semantics>
</math:math>
</file>

<file path=Object 15/content.xml><?xml version="1.0" encoding="utf-8"?>
<!DOCTYPE math  PUBLIC '-//OpenOffice.org//DTD Modified W3C MathML 1.01//EN'  'math.dtd'>
<math:math xmlns:math="http://www.w3.org/1998/Math/MathML">
  <math:semantics>
    <math:mrow>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 h %alpha s_mRNA(t)</math:annotation>
  </math:semantics>
</math:math>
</file>

<file path=Object 2/content.xml><?xml version="1.0" encoding="utf-8"?>
<!DOCTYPE math  PUBLIC '-//OpenOffice.org//DTD Modified W3C MathML 1.01//EN'  'math.dtd'>
<math:math xmlns:math="http://www.w3.org/1998/Math/MathML">
  <math:semantics>
    <math:mrow>
      <math:mi>Y</math:mi>
      <math:mi>'</math:mi>
      <math:mrow>
        <math:mrow>
          <math:mo math:stretchy="false">(</math:mo>
          <math:mi>t</math:mi>
          <math:mo math:stretchy="false">)</math:mo>
        </math:mrow>
        <math:mo math:stretchy="false">=</math:mo>
        <math:mi>g</math:mi>
      </math:mrow>
      <math:mrow>
        <math:mo math:stretchy="false">(</math:mo>
        <math:mi>t</math:mi>
        <math:mo math:stretchy="false">)</math:mo>
      </math:mrow>
      <math:mi>Y</math:mi>
      <math:mrow>
        <math:mo math:stretchy="false">(</math:mo>
        <math:mi>t</math:mi>
        <math:mo math:stretchy="false">)</math:mo>
      </math:mrow>
    </math:mrow>
    <math:annotation math:encoding="StarMath 5.0">Y'(t)=g(t) Y(t)</math:annotation>
  </math:semantics>
</math:math>
</file>

<file path=Object 3/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h</math:mi>
      </math:mrow>
      <math:mo math:stretchy="false">α</math:mo>
      <math:msub>
        <math:mi>s</math:mi>
        <math:mi math:fontstyle="italic">mRNA</math:mi>
      </math:msub>
      <math:mrow>
        <math:mo math:stretchy="false">(</math:mo>
        <math:mi>t</math:mi>
        <math:mo math:stretchy="false">)</math:mo>
      </math:mrow>
    </math:mrow>
    <math:annotation math:encoding="StarMath 5.0">g(t) =  1 over 2 (K_m + L(t) + M_0 - sqrt((K_m + L(t) + M_0)^2 - 4 L(t) M_0))- h %alpha s_mRNA(t)
</math:annotation>
  </math:semantics>
</math:math>
</file>

<file path=Object 4/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i>f</math:mi>
      </math:mrow>
      <math:mrow>
        <math:mo math:stretchy="false">(</math:mo>
        <math:mrow>
          <math:mi>L</math:mi>
          <math:mrow>
            <math:mo math:stretchy="false">(</math:mo>
            <math:mi>t</math:mi>
            <math:mo math:stretchy="false">)</math:mo>
          </math:mrow>
        </math:mrow>
        <math:mo math:stretchy="false">)</math:mo>
      </math:mrow>
    </math:mrow>
    <math:annotation math:encoding="StarMath 5.0">g(t) = f(L(t))</math:annotation>
  </math:semantics>
</math:math>
</file>

<file path=Object 5/content.xml><?xml version="1.0" encoding="utf-8"?>
<!DOCTYPE math  PUBLIC '-//OpenOffice.org//DTD Modified W3C MathML 1.01//EN'  'math.dtd'>
<math:math xmlns:math="http://www.w3.org/1998/Math/MathML">
  <math:semantics>
    <math:mrow>
      <math:mrow>
        <math:mrow>
          <math:mi math:fontstyle="italic">dL</math:mi>
          <math:mo math:stretchy="false">/</math:mo>
          <math:mi math:fontstyle="italic">dt</math:mi>
        </math:mrow>
        <math:mo math:stretchy="false">=</math:mo>
        <math:mo math:stretchy="false">α</math:mo>
      </math:mrow>
      <math:mrow>
        <math:msub>
          <math:mi>s</math:mi>
          <math:mi math:fontstyle="italic">mRNA</math:mi>
        </math:msub>
        <math:mo math:stretchy="false">−</math:mo>
        <math:mi>c</math:mi>
      </math:mrow>
      <math:mi>L</math:mi>
      <math:mrow>
        <math:mo math:stretchy="false">(</math:mo>
        <math:mi>t</math:mi>
        <math:mo math:stretchy="false">)</math:mo>
      </math:mrow>
    </math:mrow>
    <math:annotation math:encoding="StarMath 5.0">dL/dt= %alpha s_mRNA - c L(t)</math:annotation>
  </math:semantics>
</math:math>
</file>

<file path=Object 6/content.xml><?xml version="1.0" encoding="utf-8"?>
<!DOCTYPE math  PUBLIC '-//OpenOffice.org//DTD Modified W3C MathML 1.01//EN'  'math.dtd'>
<math:math xmlns:math="http://www.w3.org/1998/Math/MathML">
  <math:semantics>
    <math:mrow>
      <math:mi>Y</math:mi>
      <math:mrow>
        <math:mrow>
          <math:mo math:stretchy="false">(</math:mo>
          <math:mrow>
            <math:mrow>
              <math:mi>t</math:mi>
              <math:mo math:stretchy="false">+</math:mo>
              <math:mo math:stretchy="false">Δ</math:mo>
            </math:mrow>
            <math:mi>t</math:mi>
          </math:mrow>
          <math:mo math:stretchy="false">)</math:mo>
        </math:mrow>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g</math:mi>
            <math:mrow>
              <math:mo math:stretchy="false">(</math:mo>
              <math:mi>t</math:mi>
              <math:mo math:stretchy="false">)</math:mo>
            </math:mrow>
            <math:mo math:stretchy="false">Δ</math:mo>
            <math:mi>t</math:mi>
          </math:mrow>
        </math:msup>
      </math:mrow>
      <math:mrow>
        <math:mi math:fontstyle="italic">dt</math:mi>
        <math:mo math:stretchy="false">=</math:mo>
        <math:mi>Y</math:mi>
      </math:mrow>
      <math:mrow>
        <math:mo math:stretchy="false">(</math:mo>
        <math:mi>t</math:mi>
        <math:mo math:stretchy="false">)</math:mo>
      </math:mrow>
      <math:mrow>
        <math:msubsup>
          <math:mo math:stretchy="false">∫</math:mo>
          <math:mi>t</math:mi>
          <math:mrow>
            <math:mrow>
              <math:mi>t</math:mi>
              <math:mo math:stretchy="false">+</math:mo>
              <math:mo math:stretchy="false">Δ</math:mo>
            </math:mrow>
            <math:mi>t</math:mi>
          </math:mrow>
        </math:msubsup>
        <math:msup>
          <math:mi>e</math:mi>
          <math:mrow>
            <math:mi>f</math:mi>
            <math:mrow>
              <math:mo math:stretchy="false">(</math:mo>
              <math:mrow>
                <math:mi>L</math:mi>
                <math:mrow>
                  <math:mo math:stretchy="false">(</math:mo>
                  <math:mi>t</math:mi>
                  <math:mo math:stretchy="false">)</math:mo>
                </math:mrow>
              </math:mrow>
              <math:mo math:stretchy="false">)</math:mo>
            </math:mrow>
            <math:mo math:stretchy="false">Δ</math:mo>
            <math:mi>t</math:mi>
          </math:mrow>
        </math:msup>
      </math:mrow>
      <math:mi math:fontstyle="italic">dt</math:mi>
    </math:mrow>
    <math:annotation math:encoding="StarMath 5.0">Y(t+%DELTA t) = Y(t) int sup{t+%DELTA t} sub{t} e^{g(t) %DELTA t} dt = Y(t) int sup{t+%DELTA t} sub{t} e^{f(L(t)) %DELTA t} dt
newline
</math:annotation>
  </math:semantics>
</math:math>
</file>

<file path=Object 7/content.xml><?xml version="1.0" encoding="utf-8"?>
<!DOCTYPE math  PUBLIC '-//OpenOffice.org//DTD Modified W3C MathML 1.01//EN'  'math.dtd'>
<math:math xmlns:math="http://www.w3.org/1998/Math/MathML">
  <math:semantics>
    <math:mtable>
      <math:mtr>
        <math:mrow>
          <math:msub>
            <math:mi>K</math:mi>
            <math:mi>m</math:mi>
          </math:msub>
          <math:mo math:stretchy="false">=</math:mo>
          <math:mfrac>
            <math:mrow>
              <math:mi>c</math:mi>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i>c</math:mi>
              </math:mrow>
              <math:mi>h</math:mi>
              <math:mrow>
                <math:msubsup>
                  <math:mi>L</math:mi>
                  <math:mi>p</math:mi>
                  <math:mn>2</math:mn>
                </math:msubsup>
                <math:mo math:stretchy="false">−</math:mo>
                <math:mn>2</math:mn>
              </math:mrow>
              <math:msup>
                <math:mi>c</math:mi>
                <math:mn>2</math:mn>
              </math:msup>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r>
        <math:mrow>
          <math:msub>
            <math:mi>M</math:mi>
            <math:mn>0</math:mn>
          </math:msub>
          <math:mo math:stretchy="false">=</math:mo>
          <math:mfrac>
            <math:mrow>
              <math:mrow>
                <math:msubsup>
                  <math:mi>g</math:mi>
                  <math:mi math:fontstyle="italic">peak</math:mi>
                  <math:mn>2</math:mn>
                </math:msubsup>
                <math:mo math:stretchy="false">−</math:mo>
                <math:mi>c</math:mi>
              </math:mrow>
              <math:msubsup>
                <math:mi>g</math:mi>
                <math:mi math:fontstyle="italic">peak</math:mi>
                <math:mn>2</math:mn>
              </math:msubsup>
              <math:mrow>
                <math:mi>h</math:mi>
                <math:mo math:stretchy="false">+</math:mo>
                <math:mn>2</math:mn>
              </math:mrow>
              <math:mi>c</math:mi>
              <math:msub>
                <math:mi>g</math:mi>
                <math:mi math:fontstyle="italic">peak</math:mi>
              </math:msub>
              <math:mi>h</math:mi>
              <math:mrow>
                <math:msub>
                  <math:mi>L</math:mi>
                  <math:mi>p</math:mi>
                </math:msub>
                <math:mo math:stretchy="false">−</math:mo>
                <math:mn>2</math:mn>
              </math:mrow>
              <math:msup>
                <math:mi>c</math:mi>
                <math:mn>2</math:mn>
              </math:msup>
              <math:msub>
                <math:mi>g</math:mi>
                <math:mi math:fontstyle="italic">peak</math:mi>
              </math:msub>
              <math:msup>
                <math:mi>h</math:mi>
                <math:mn>2</math:mn>
              </math:msup>
              <math:mrow>
                <math:msub>
                  <math:mi>L</math:mi>
                  <math:mi>p</math:mi>
                </math:msub>
                <math:mo math:stretchy="false">+</math:mo>
                <math:msup>
                  <math:mi>c</math:mi>
                  <math:mn>2</math:mn>
                </math:msup>
              </math:mrow>
              <math:msup>
                <math:mi>h</math:mi>
                <math:mn>2</math:mn>
              </math:msup>
              <math:mrow>
                <math:msubsup>
                  <math:mi>L</math:mi>
                  <math:mi>p</math:mi>
                  <math:mn>2</math:mn>
                </math:msubsup>
                <math:mo math:stretchy="false">−</math:mo>
                <math:msup>
                  <math:mi>c</math:mi>
                  <math:mn>3</math:mn>
                </math:msup>
              </math:mrow>
              <math:msup>
                <math:mi>h</math:mi>
                <math:mn>3</math:mn>
              </math:msup>
              <math:msubsup>
                <math:mi>L</math:mi>
                <math:mi>p</math:mi>
                <math:mn>2</math:mn>
              </math:msubsup>
            </math:mrow>
            <math:msub>
              <math:mi>g</math:mi>
              <math:mi math:fontstyle="italic">peak</math:mi>
            </math:msub>
          </math:mfrac>
        </math:mrow>
      </math:mtr>
    </math:mtable>
    <math:annotation math:encoding="StarMath 5.0">K_m = {c g_peak^2 h - 2 c g_peak h L_p + 2 c^2 g_peak h^2 L_p + c h L_p^2 - 2 c^2 h^2 L_p^2 + c^3 h^3 L_p^2}  over {g_peak}
newline
M_0 = {g_peak^2 - c g_peak^2 h + 2 c g_peak h L_p - 2 c^2 g_peak h^2 L_p +  c^2 h^2 L_p^2 - c^3 h^3 L_p^2} over {g_peak}</math:annotation>
  </math:semantics>
</math:math>
</file>

<file path=Object 8/Object 3/content.xml><?xml version="1.0" encoding="utf-8"?>
<!DOCTYPE math  PUBLIC '-//OpenOffice.org//DTD Modified W3C MathML 1.01//EN'  'math.dtd'>
<math:math xmlns:math="http://www.w3.org/1998/Math/MathML">
  <math:semantics>
    <math:msub>
      <math:mi>L</math:mi>
      <math:mi>p</math:mi>
    </math:msub>
    <math:annotation math:encoding="StarMath 5.0">L_p</math:annotation>
  </math:semantics>
</math:math>
</file>

<file path=Object 8/Object 4/content.xml><?xml version="1.0" encoding="utf-8"?>
<!DOCTYPE math  PUBLIC '-//OpenOffice.org//DTD Modified W3C MathML 1.01//EN'  'math.dtd'>
<math:math xmlns:math="http://www.w3.org/1998/Math/MathML">
  <math:semantics>
    <math:msub>
      <math:mi>g</math:mi>
      <math:mi math:fontstyle="italic">peak</math:mi>
    </math:msub>
    <math:annotation math:encoding="StarMath 5.0">g_peak
</math:annotation>
  </math:semantics>
</math:math>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1.394cm" fo:min-width="17.075cm" fo:padding-top="0.012cm" fo:padding-bottom="0.012cm" fo:padding-left="0.012cm" fo:padding-right="0.012cm"/>
    </style:style>
    <style:style style:name="gr3" style:family="graphic" style:parent-style-name="standard">
      <style:graphic-properties draw:stroke="solid" svg:stroke-width="0.025cm" fo:padding-top="0.012cm" fo:padding-bottom="0.012cm" fo:padding-left="0.012cm" fo:padding-right="0.012cm"/>
    </style:style>
    <style:style style:name="gr4" style:family="graphic" style:parent-style-name="standard">
      <style:graphic-properties draw:ole-draw-aspect="1" style:protect="size"/>
    </style:style>
    <style:style style:name="gr5" style:family="graphic" style:parent-style-name="standard">
      <style:graphic-properties draw:stroke="none" svg:stroke-width="0.025cm" svg:stroke-color="#ffffff" draw:marker-end="Arrow" draw:fill="solid" draw:fill-color="#ffffff" fo:padding-top="0.012cm" fo:padding-bottom="0.012cm" fo:padding-left="0.012cm" fo:padding-right="0.012cm"/>
    </style:style>
    <style:style style:name="gr6" style:family="graphic" style:parent-style-name="standard">
      <style:graphic-properties draw:stroke="none" svg:stroke-width="0.025cm" svg:stroke-color="#000000" draw:fill="solid" draw:fill-color="#ffffff" draw:textarea-horizontal-align="center" draw:textarea-vertical-align="middle" draw:auto-grow-height="true" draw:auto-grow-width="true" fo:min-height="2.229cm" fo:min-width="13.495cm" fo:padding-top="0.012cm" fo:padding-bottom="0.012cm" fo:padding-left="0.012cm" fo:padding-right="0.01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2pt" style:font-size-asian="22pt" style:font-size-complex="22pt"/>
    </style:style>
    <style:style style:name="T1" style:family="text">
      <style:text-properties fo:font-size="22pt" style:font-size-asian="22pt" style:font-size-complex="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16.932cm" svg:height="12.699cm" svg:x="1.225cm" svg:y="1.521cm">
          <draw:image xlink:href="file:///home/alex/shared/arizona/network-project/network-code/paper/dimer-growth-function.png" xlink:type="simple" xlink:show="embed" xlink:actuate="onLoad">
            <text:p text:style-name="P2"/>
          </draw:image>
        </draw:frame>
        <draw:frame draw:style-name="gr2" draw:text-style-name="P3" draw:layer="layout" svg:width="17.099cm" svg:height="1.418cm" svg:x="2.481cm" svg:y="13.328cm">
          <draw:text-box>
            <text:p text:style-name="P2"><text:span text:style-name="T1">Number of protein (enzyme) molecules, L</text:span></text:p>
          </draw:text-box>
        </draw:frame>
        <draw:line draw:style-name="gr3" draw:layer="layout" svg:x1="5.191cm" svg:y1="2.202cm" svg:x2="5.191cm" svg:y2="13.13cm">
          <text:p text:style-name="P2"/>
        </draw:line>
        <draw:line draw:style-name="gr3" draw:layer="layout" svg:x1="3.178cm" svg:y1="2.202cm" svg:x2="5.236cm" svg:y2="2.202cm">
          <text:p text:style-name="P2"/>
        </draw:line>
        <draw:frame draw:style-name="gr4" draw:layer="layout" svg:width="0.966cm" svg:height="0.973cm" svg:x="5.26cm" svg:y="11.656cm">
          <draw:object xlink:href="./Object 3" xlink:type="simple" xlink:show="embed" xlink:actuate="onLoad"/>
          <draw:image xlink:href="./ObjectReplacements/Object 3" xlink:type="simple" xlink:show="embed" xlink:actuate="onLoad"/>
        </draw:frame>
        <draw:frame draw:style-name="gr4" draw:layer="layout" svg:width="1.566cm" svg:height="0.973cm" svg:x="1.694cm" svg:y="1.953cm">
          <draw:object xlink:href="./Object 4" xlink:type="simple" xlink:show="embed" xlink:actuate="onLoad"/>
          <draw:image xlink:href="./ObjectReplacements/Object 4" xlink:type="simple" xlink:show="embed" xlink:actuate="onLoad"/>
        </draw:frame>
        <draw:rect draw:style-name="gr5" draw:layer="layout" svg:width="2.729cm" svg:height="2.898cm" svg:x="17.861cm" svg:y="9.931cm">
          <text:p text:style-name="P2"/>
        </draw:rect>
        <draw:frame draw:style-name="gr6" draw:text-style-name="P3" draw:layer="layout" svg:width="13.519cm" svg:height="2.253cm" draw:transform="rotate (1.5707963267946) translate (1.264cm 14.948cm)">
          <draw:text-box>
            <text:p text:style-name="P2"><text:span text:style-name="T1">Growth rate, g</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DOCTYPE math  PUBLIC '-//OpenOffice.org//DTD Modified W3C MathML 1.01//EN'  'math.dtd'>
<math:math xmlns:math="http://www.w3.org/1998/Math/MathML">
  <math:semantics>
    <math:mrow>
      <math:mi>g</math:mi>
      <math:mrow>
        <math:mrow>
          <math:mo math:stretchy="false">(</math:mo>
          <math:mi>t</math:mi>
          <math:mo math:stretchy="false">)</math:mo>
        </math:mrow>
        <math:mo math:stretchy="false">=</math:mo>
        <math:mfrac>
          <math:mn>1</math:mn>
          <math:mn>2</math:mn>
        </math:mfrac>
      </math:mrow>
      <math:mrow>
        <math:mrow>
          <math:mo math:stretchy="false">(</math:mo>
          <math:mrow>
            <math:mrow>
              <math:msub>
                <math:mi>K</math:mi>
                <math:mi>m</math:mi>
              </math:msub>
              <math:mo math:stretchy="false">+</math:mo>
              <math:mi>L</math:mi>
            </math:mrow>
            <math:mrow>
              <math:mrow>
                <math:mrow>
                  <math:mo math:stretchy="false">(</math:mo>
                  <math:mi>t</math:mi>
                  <math:mo math:stretchy="false">)</math:mo>
                </math:mrow>
                <math:mo math:stretchy="false">+</math:mo>
                <math:msub>
                  <math:mi>M</math:mi>
                  <math:mn>0</math:mn>
                </math:msub>
              </math:mrow>
              <math:mo math:stretchy="false">−</math:mo>
              <math:msqrt>
                <math:mrow>
                  <math:mo math:stretchy="false">(</math:mo>
                  <math:mrow>
                    <math:mrow>
                      <math:msup>
                        <math:mrow>
                          <math:mo math:stretchy="false">(</math:mo>
                          <math:mrow>
                            <math:mrow>
                              <math:msub>
                                <math:mi>K</math:mi>
                                <math:mi>m</math:mi>
                              </math:msub>
                              <math:mo math:stretchy="false">+</math:mo>
                              <math:mi>L</math:mi>
                            </math:mrow>
                            <math:mrow>
                              <math:mrow>
                                <math:mo math:stretchy="false">(</math:mo>
                                <math:mi>t</math:mi>
                                <math:mo math:stretchy="false">)</math:mo>
                              </math:mrow>
                              <math:mo math:stretchy="false">+</math:mo>
                              <math:msub>
                                <math:mi>M</math:mi>
                                <math:mn>0</math:mn>
                              </math:msub>
                            </math:mrow>
                          </math:mrow>
                          <math:mo math:stretchy="false">)</math:mo>
                        </math:mrow>
                        <math:mn>2</math:mn>
                      </math:msup>
                      <math:mo math:stretchy="false">−</math:mo>
                      <math:mn>4</math:mn>
                    </math:mrow>
                    <math:mi>L</math:mi>
                    <math:mrow>
                      <math:mo math:stretchy="false">(</math:mo>
                      <math:mi>t</math:mi>
                      <math:mo math:stretchy="false">)</math:mo>
                    </math:mrow>
                    <math:msub>
                      <math:mi>M</math:mi>
                      <math:mn>0</math:mn>
                    </math:msub>
                  </math:mrow>
                  <math:mo math:stretchy="false">)</math:mo>
                </math:mrow>
              </math:msqrt>
            </math:mrow>
          </math:mrow>
          <math:mo math:stretchy="false">)</math:mo>
        </math:mrow>
        <math:mo math:stretchy="false">−</math:mo>
        <math:mi math:fontstyle="italic">cost</math:mi>
      </math:mrow>
      <math:mfrac>
        <math:mo math:stretchy="false">α</math:mo>
        <math:mi>c</math:mi>
      </math:mfrac>
      <math:msub>
        <math:mi>s</math:mi>
        <math:mi math:fontstyle="italic">mRNA</math:mi>
      </math:msub>
      <math:mrow>
        <math:mo math:stretchy="false">(</math:mo>
        <math:mi>t</math:mi>
        <math:mo math:stretchy="false">)</math:mo>
      </math:mrow>
    </math:mrow>
    <math:annotation math:encoding="StarMath 5.0">g(t) = 1 over 2 (K_m + L(t) + M_0 - sqrt((K_m + L(t) + M_0)^2 - 4 L(t) M_0)) - cost {%alpha} over {c} s_mRNA(t)
</math:annotation>
  </math:semantics>
</math:math>
</file>